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officeooo:rsid="001b306a" officeooo:paragraph-rsid="001b306a" style:font-size-asian="28pt" style:font-size-complex="28pt"/>
    </style:style>
    <style:style style:name="P2" style:family="paragraph" style:parent-style-name="Standard">
      <style:paragraph-properties fo:text-align="end" style:justify-single-word="false"/>
      <style:text-properties fo:font-size="28pt" officeooo:rsid="001b306a" officeooo:paragraph-rsid="001b306a" style:font-size-asian="28pt" style:font-size-complex="28pt"/>
    </style:style>
    <style:style style:name="P3" style:family="paragraph" style:parent-style-name="Standard">
      <style:text-properties fo:font-size="12pt" officeooo:rsid="001b306a" officeooo:paragraph-rsid="001b306a" style:font-size-asian="10.5pt" style:font-size-complex="12pt"/>
    </style:style>
    <style:style style:name="P4" style:family="paragraph" style:parent-style-name="Standard">
      <style:text-properties fo:font-size="12pt" officeooo:rsid="002194b1" officeooo:paragraph-rsid="001b306a" style:font-size-asian="10.5pt" style:font-size-complex="12pt"/>
    </style:style>
    <style:style style:name="P5" style:family="paragraph" style:parent-style-name="Standard">
      <style:text-properties fo:font-size="12pt" officeooo:rsid="002194b1" officeooo:paragraph-rsid="002194b1" style:font-size-asian="10.5pt" style:font-size-complex="12pt"/>
    </style:style>
    <style:style style:name="P6" style:family="paragraph" style:parent-style-name="Standard">
      <style:paragraph-properties fo:text-align="center" style:justify-single-word="false"/>
      <style:text-properties fo:color="#000000" style:font-name="Cambria" fo:font-size="12pt" fo:font-style="italic" officeooo:rsid="001b306a" officeooo:paragraph-rsid="001b306a" style:font-size-asian="10.5pt" style:font-style-asian="italic" style:font-size-complex="12pt"/>
    </style:style>
    <style:style style:name="P7" style:family="paragraph" style:parent-style-name="Standard">
      <style:paragraph-properties fo:break-before="page"/>
      <style:text-properties fo:font-size="28pt" officeooo:rsid="001b306a" officeooo:paragraph-rsid="001b306a" style:font-size-asian="28pt" style:font-size-complex="28pt"/>
    </style:style>
    <style:style style:name="P8" style:family="paragraph" style:parent-style-name="Standard">
      <style:paragraph-properties fo:break-before="page"/>
      <style:text-properties fo:font-size="12pt" officeooo:rsid="001b306a" officeooo:paragraph-rsid="001b306a" style:font-size-asian="10.5pt" style:font-size-complex="12pt"/>
    </style:style>
    <style:style style:name="P9" style:family="paragraph" style:parent-style-name="Standard">
      <style:paragraph-properties fo:margin-left="0.4925in" fo:margin-right="0in" fo:text-indent="0in" style:auto-text-indent="false"/>
      <style:text-properties fo:font-size="12pt" officeooo:rsid="001b306a" officeooo:paragraph-rsid="001b3fc0" style:font-size-asian="10.5pt" style:font-size-complex="12pt"/>
    </style:style>
    <style:style style:name="P10" style:family="paragraph" style:parent-style-name="Standard">
      <style:paragraph-properties fo:margin-left="0.4925in" fo:margin-right="0in" fo:text-indent="0in" style:auto-text-indent="false"/>
      <style:text-properties fo:font-size="12pt" officeooo:rsid="001b306a" officeooo:paragraph-rsid="001eb4f2" style:font-size-asian="10.5pt" style:font-size-complex="12pt"/>
    </style:style>
    <style:style style:name="P11" style:family="paragraph" style:parent-style-name="Standard">
      <style:paragraph-properties fo:margin-left="0.4925in" fo:margin-right="0in" fo:text-indent="0in" style:auto-text-indent="false"/>
      <style:text-properties fo:font-size="12pt" officeooo:rsid="001b306a" officeooo:paragraph-rsid="0020aaf0" style:font-size-asian="10.5pt" style:font-size-complex="12pt"/>
    </style:style>
    <style:style style:name="P12" style:family="paragraph" style:parent-style-name="Standard">
      <style:paragraph-properties fo:margin-left="0.4925in" fo:margin-right="0in" fo:text-indent="0in" style:auto-text-indent="false"/>
      <style:text-properties fo:font-size="12pt" officeooo:rsid="001df06b" officeooo:paragraph-rsid="001df06b" style:font-size-asian="10.5pt" style:font-size-complex="12pt"/>
    </style:style>
    <style:style style:name="P13" style:family="paragraph" style:parent-style-name="Standard">
      <style:paragraph-properties fo:margin-left="0.4925in" fo:margin-right="0in" fo:text-indent="0in" style:auto-text-indent="false"/>
      <style:text-properties fo:font-size="12pt" officeooo:rsid="001eb4f2" officeooo:paragraph-rsid="001eb4f2" style:font-size-asian="10.5pt" style:font-size-complex="12pt"/>
    </style:style>
    <style:style style:name="P14" style:family="paragraph" style:parent-style-name="Standard">
      <style:paragraph-properties fo:margin-left="0.4925in" fo:margin-right="0in" fo:text-indent="0in" style:auto-text-indent="false"/>
      <style:text-properties fo:font-size="12pt" officeooo:rsid="0020aaf0" officeooo:paragraph-rsid="0020aaf0" style:font-size-asian="10.5pt" style:font-size-complex="12pt"/>
    </style:style>
    <style:style style:name="P15" style:family="paragraph" style:parent-style-name="Standard">
      <style:paragraph-properties fo:margin-left="0.4925in" fo:margin-right="0in" fo:text-align="justify" style:justify-single-word="false" fo:text-indent="0in" style:auto-text-indent="false"/>
      <style:text-properties officeooo:paragraph-rsid="001c9dd4"/>
    </style:style>
    <style:style style:name="P16" style:family="paragraph" style:parent-style-name="Standard">
      <style:paragraph-properties fo:margin-left="0.4925in" fo:margin-right="0in" fo:text-align="justify" style:justify-single-word="false" fo:text-indent="0in" style:auto-text-indent="false"/>
      <style:text-properties officeooo:rsid="001df06b" officeooo:paragraph-rsid="001df06b"/>
    </style:style>
    <style:style style:name="P17" style:family="paragraph" style:parent-style-name="Standard">
      <style:text-properties style:font-name="Times New Roman" fo:font-size="12pt" officeooo:paragraph-rsid="001b306a" style:font-size-asian="12pt" style:font-size-complex="12pt"/>
    </style:style>
    <style:style style:name="P18" style:family="paragraph" style:parent-style-name="Standard">
      <style:text-properties fo:font-size="12pt" officeooo:rsid="002194b1" officeooo:paragraph-rsid="002194b1" style:font-size-asian="10.5pt" style:font-size-complex="12pt"/>
    </style:style>
    <style:style style:name="P19" style:family="paragraph" style:parent-style-name="Standard">
      <style:text-properties fo:font-size="12pt" officeooo:rsid="00238078" officeooo:paragraph-rsid="00238078" style:font-size-asian="10.5pt" style:font-size-complex="12pt"/>
    </style:style>
    <style:style style:name="P20" style:family="paragraph" style:parent-style-name="Standard">
      <style:text-properties fo:font-size="12pt" officeooo:rsid="00247040" officeooo:paragraph-rsid="00247040" style:font-size-asian="10.5pt" style:font-size-complex="12pt"/>
    </style:style>
    <style:style style:name="P21" style:family="paragraph" style:parent-style-name="Standard">
      <style:paragraph-properties fo:margin-left="0.4925in" fo:margin-right="0in" fo:text-indent="0in" style:auto-text-indent="false"/>
      <style:text-properties style:font-name="Times New Roman" fo:font-size="12pt" officeooo:rsid="001b3fc0" officeooo:paragraph-rsid="001b3fc0" style:font-size-asian="12pt" style:font-size-complex="12pt"/>
    </style:style>
    <style:style style:name="P22" style:family="paragraph" style:parent-style-name="Standard">
      <style:paragraph-properties fo:margin-left="0.4925in" fo:margin-right="0in" fo:text-indent="0in" style:auto-text-indent="false"/>
      <style:text-properties style:font-name="Times New Roman" fo:font-size="12pt" officeooo:rsid="001df06b" officeooo:paragraph-rsid="001df06b" style:font-size-asian="12pt" style:font-size-complex="12pt"/>
    </style:style>
    <style:style style:name="P23" style:family="paragraph" style:parent-style-name="Standard">
      <style:paragraph-properties fo:margin-left="0.4925in" fo:margin-right="0in" fo:text-indent="0in" style:auto-text-indent="false"/>
      <style:text-properties style:font-name="Times New Roman" fo:font-size="12pt" officeooo:rsid="001c9dd4" officeooo:paragraph-rsid="001c9dd4" style:font-size-asian="12pt" style:font-size-complex="12pt"/>
    </style:style>
    <style:style style:name="P24" style:family="paragraph" style:parent-style-name="Standard">
      <style:paragraph-properties fo:margin-left="0.4925in" fo:margin-right="0in" fo:text-align="justify" style:justify-single-word="false" fo:text-indent="0in" style:auto-text-indent="false"/>
      <style:text-properties style:font-name="Times New Roman" fo:font-size="12pt" officeooo:rsid="001c9dd4" officeooo:paragraph-rsid="001c9dd4" style:font-size-asian="12pt" style:font-size-complex="12pt"/>
    </style:style>
    <style:style style:name="P25" style:family="paragraph" style:parent-style-name="Standard">
      <style:paragraph-properties fo:margin-left="0.4925in" fo:margin-right="0in" fo:text-indent="0in" style:auto-text-indent="false"/>
      <style:text-properties style:font-name="Times New Roman" fo:font-size="12pt" officeooo:rsid="001eb4f2" officeooo:paragraph-rsid="001eb4f2" style:font-size-asian="12pt" style:font-size-complex="12pt"/>
    </style:style>
    <style:style style:name="P26" style:family="paragraph" style:parent-style-name="Standard">
      <style:paragraph-properties fo:margin-left="0.4925in" fo:margin-right="0in" fo:text-indent="0in" style:auto-text-indent="false"/>
      <style:text-properties style:font-name="Times New Roman" fo:font-size="12pt" officeooo:rsid="002096e9" officeooo:paragraph-rsid="002096e9" style:font-size-asian="12pt" style:font-size-complex="12pt"/>
    </style:style>
    <style:style style:name="P27" style:family="paragraph" style:parent-style-name="Standard">
      <style:paragraph-properties fo:margin-left="0.4925in" fo:margin-right="0in" fo:text-indent="0in" style:auto-text-indent="false"/>
      <style:text-properties style:font-name="Times New Roman" fo:font-size="12pt" officeooo:rsid="0020aaf0" officeooo:paragraph-rsid="0020aaf0" style:font-size-asian="12pt" style:font-size-complex="12pt"/>
    </style:style>
    <style:style style:name="P28" style:family="paragraph" style:parent-style-name="Standard">
      <style:paragraph-properties fo:margin-left="0.4925in" fo:margin-right="0in" fo:text-indent="0in" style:auto-text-indent="false"/>
      <style:text-properties fo:color="#000000" style:font-name="Times New Roman" fo:font-size="12pt" style:text-underline-style="none" officeooo:rsid="001b3fc0" officeooo:paragraph-rsid="001b3fc0" style:font-size-asian="10.5pt" style:font-size-complex="12pt"/>
    </style:style>
    <style:style style:name="P29" style:family="paragraph" style:parent-style-name="Standard">
      <style:paragraph-properties fo:margin-left="0.4925in" fo:margin-right="0in" fo:text-align="justify" style:justify-single-word="false" fo:text-indent="0in" style:auto-text-indent="false"/>
      <style:text-properties fo:color="#000000" style:font-name="Times New Roman" fo:font-size="12pt" style:text-underline-style="none" officeooo:rsid="001c9dd4" officeooo:paragraph-rsid="001c9dd4" style:font-size-asian="10.5pt" style:font-size-complex="12pt"/>
    </style:style>
    <style:style style:name="P30" style:family="paragraph" style:parent-style-name="Standard">
      <style:paragraph-properties fo:margin-left="0.4925in" fo:margin-right="0in" fo:text-indent="0in" style:auto-text-indent="false"/>
      <style:text-properties fo:color="#000000" style:font-name="Times New Roman" fo:font-size="12pt" style:text-underline-style="none" officeooo:rsid="001eb4f2" officeooo:paragraph-rsid="001eb4f2" style:font-size-asian="10.5pt" style:font-size-complex="12pt"/>
    </style:style>
    <style:style style:name="P31" style:family="paragraph" style:parent-style-name="Standard">
      <style:paragraph-properties fo:margin-left="0.4925in" fo:margin-right="0in" fo:text-indent="0in" style:auto-text-indent="false"/>
      <style:text-properties fo:color="#000000" style:font-name="Times New Roman" fo:font-size="12pt" style:text-underline-style="none" officeooo:rsid="0020aaf0" officeooo:paragraph-rsid="0020aaf0" style:font-size-asian="10.5pt" style:font-size-complex="12pt"/>
    </style:style>
    <style:style style:name="T1" style:family="text">
      <style:text-properties fo:color="#000000" style:font-name="Times New Roman" style:text-underline-style="none"/>
    </style:style>
    <style:style style:name="T2" style:family="text">
      <style:text-properties fo:color="#000000" style:font-name="Times New Roman" style:text-underline-style="none" style:font-size-asian="12pt"/>
    </style:style>
    <style:style style:name="T3" style:family="text">
      <style:text-properties fo:color="#000000" style:font-name="Times New Roman" style:text-underline-style="none" officeooo:rsid="001b3fc0" style:font-size-asian="12pt"/>
    </style:style>
    <style:style style:name="T4" style:family="text">
      <style:text-properties fo:color="#000000" style:font-name="Times New Roman" style:text-underline-style="none" officeooo:rsid="001eb4f2" style:font-size-asian="12pt"/>
    </style:style>
    <style:style style:name="T5" style:family="text">
      <style:text-properties fo:color="#000000" style:font-name="Times New Roman" style:text-underline-style="none" officeooo:rsid="0020aaf0" style:font-size-asian="12pt"/>
    </style:style>
    <style:style style:name="T6" style:family="text">
      <style:text-properties fo:color="#000000" style:font-name="Times New Roman" style:text-underline-style="none" officeooo:rsid="001b3fc0"/>
    </style:style>
    <style:style style:name="T7" style:family="text">
      <style:text-properties fo:color="#000000" style:font-name="Times New Roman" style:text-underline-style="none" officeooo:rsid="001df06b"/>
    </style:style>
    <style:style style:name="T8" style:family="text">
      <style:text-properties fo:color="#000000" style:font-name="Times New Roman" style:text-underline-style="none" officeooo:rsid="001eb4f2"/>
    </style:style>
    <style:style style:name="T9" style:family="text">
      <style:text-properties fo:color="#000000" style:font-name="Times New Roman" style:text-underline-style="none" officeooo:rsid="0020aaf0"/>
    </style:style>
    <style:style style:name="T10" style:family="text">
      <style:text-properties fo:color="#000000" style:font-name="Times New Roman" fo:font-size="12pt" style:text-underline-style="none" officeooo:rsid="001b306a" style:font-size-asian="12pt" style:font-size-complex="12pt"/>
    </style:style>
    <style:style style:name="T11" style:family="text">
      <style:text-properties fo:color="#000000" style:font-name="Times New Roman" fo:font-size="12pt" style:text-underline-style="none" officeooo:rsid="001b3fc0" style:font-size-asian="12pt" style:font-size-complex="12pt"/>
    </style:style>
    <style:style style:name="T12" style:family="text">
      <style:text-properties fo:color="#000000" style:font-name="Times New Roman" fo:font-size="12pt" style:text-underline-style="none" officeooo:rsid="001c9dd4" style:font-size-asian="12pt" style:font-size-complex="12pt"/>
    </style:style>
    <style:style style:name="T13" style:family="text">
      <style:text-properties fo:color="#000000" style:font-name="Times New Roman" fo:font-size="12pt" style:text-underline-style="none" style:font-size-asian="10.5pt" style:font-size-complex="12pt"/>
    </style:style>
    <style:style style:name="T14" style:family="text">
      <style:text-properties fo:color="#000000" style:font-name="Times New Roman" fo:font-size="12pt" style:text-underline-style="none" officeooo:rsid="001b306a" style:font-size-asian="10.5pt" style:font-size-complex="12pt"/>
    </style:style>
    <style:style style:name="T15" style:family="text">
      <style:text-properties fo:color="#000000" style:font-name="Times New Roman" fo:font-size="12pt" style:text-underline-style="none" officeooo:rsid="001c9dd4" style:font-size-asian="10.5pt" style:font-size-complex="12pt"/>
    </style:style>
    <style:style style:name="T16"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SC-4368 AI </text:p>
      <text:p text:style-name="P1"/>
      <text:p text:style-name="P1">Problem Set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James Richardson</text:p>
      <text:p text:style-name="P7">Problem 7</text:p>
      <text:p text:style-name="P7">Problem 8</text:p>
      <text:p text:style-name="P7">Problem 9</text:p>
      <text:p text:style-name="P3"/>
      <text:p text:style-name="P3">a) Back Propagation is used in neural networks that have a hidden layer; hidden layers can only occur in neural networks with more than 2 layers.</text:p>
      <text:p text:style-name="P3">In training a neural Network, the goal is to reduce the error to a particular value. <text:s/>This is done by adjusting the weight constants that link the nodes of different layers together. <text:s/>For the layers at the beginning and end of the Network, this is easy because they are exposed. <text:s/>To determine the error at a particular hidden layer of the neural network and thus how to adjust the weights to reduce this error, Back Propagation is used.</text:p>
      <text:p text:style-name="P4"/>
      <text:p text:style-name="P5">b)</text:p>
      <text:p text:style-name="P5"/>
      <text:p text:style-name="P5">c)</text:p>
      <text:p text:style-name="P3"/>
      <text:p text:style-name="P5">d) <text:span text:style-name="T16">What does that second term minimize? <text:s/>I think its the penalty from classes on the wrong side of the margin.</text:span></text:p>
      <text:p text:style-name="P5"><text:span text:style-name="T16"/></text:p>
      <text:p text:style-name="P19"><text:span text:style-name="T16">Is measurings the testing error, so it mimimizes the testing error</text:span></text:p>
      <text:p text:style-name="P20"><text:span text:style-name="T16">The C corseponds to if we care more about the error or if we care about the margin. </text:span></text:p>
      <text:p text:style-name="P5"/>
      <text:p text:style-name="P5">The advantage of using the soft margin approach is that the function does not have to me mapped into a higher dimension. <text:s/>Generally with SVMs, if there is not a clear line that could act as the Maximum Margin Separator and separate the two classes, the Kernel function would would be used to map the data into a space such that the two classes are able to be linearly separated.</text:p>
      <text:p text:style-name="P5"/>
      <text:p text:style-name="P5">Using the soft margin in this case allows us to accept data of the wrong class on the wrong side of the Maximum Margin Separator, though with some penalty, meaning that a kernel function does not have to be used to map the data into a higher dimensional space.</text:p>
      <text:p text:style-name="P5"/>
      <text:p text:style-name="P5">e) </text:p>
      <text:p text:style-name="P8">Problem 10</text:p>
      <text:p text:style-name="P3"/>
      <text:p text:style-name="P8">Problem 11</text:p>
      <text:p text:style-name="P3"/>
      <text:p text:style-name="P17">a. There is a least one corrupt politician in San Antonio.</text:p>
      <text:p text:style-name="P21">C(x) is the predicate meaning x is corrupt</text:p>
      <text:p text:style-name="P21">S(x) is the predicate meaning x lives in San Antonio</text:p>
      <text:p text:style-name="P21"/>
      <text:p text:style-name="P21">The universe contains, and is limited to, all politicians.</text:p>
      <text:p text:style-name="P9"><text:a xlink:type="simple" xlink:href="https://en.wikipedia.org/wiki/Existential_quantification" text:style-name="Internet_20_link" text:visited-style-name="Visited_20_Internet_20_Link"><text:span text:style-name="T2"/></text:a></text:p>
      <text:p text:style-name="P9"><text:a xlink:type="simple" xlink:href="https://en.wikipedia.org/wiki/Existential_quantification" text:style-name="Internet_20_link" text:visited-style-name="Visited_20_Internet_20_Link"><text:span text:style-name="T2">∃</text:span></text:a><text:span text:style-name="T3">x[C(x) </text:span><text:span text:style-name="T1">∧ </text:span><text:span text:style-name="T6">S(x)]</text:span></text:p>
      <text:p text:style-name="P28"/>
      <text:p text:style-name="P12"><text:span text:style-name="T6">T</text:span><text:span text:style-name="T1">here exists some politician such that the politician is corrupt and the politician is from San Antonio.</text:span></text:p>
      <text:p text:style-name="P17"/>
      <text:p text:style-name="P17">b. Every man loves a least one woman.</text:p>
      <text:p text:style-name="P21">L(x, y) is the predicate meaning x loves y</text:p>
      <text:p text:style-name="P21">M(x) is the predicate meaning x is a man</text:p>
      <text:p text:style-name="P21">W(y) is the predicate meaning y is a woman</text:p>
      <text:p text:style-name="P21"/>
      <text:p text:style-name="P21">The universe contains, and is limited to, all male and female humans.</text:p>
      <text:p text:style-name="P21"/>
      <text:p text:style-name="P9"><text:a xlink:type="simple" xlink:href="https://en.wikipedia.org/wiki/Universal_quantification" text:style-name="Internet_20_link" text:visited-style-name="Visited_20_Internet_20_Link"><text:span text:style-name="T2">∀</text:span></text:a><text:span text:style-name="T3">x</text:span><text:a xlink:type="simple" xlink:href="https://en.wikipedia.org/wiki/Existential_quantification" text:style-name="Internet_20_link" text:visited-style-name="Visited_20_Internet_20_Link"><text:span text:style-name="T1">∃</text:span></text:a><text:span text:style-name="T6">y [ </text:span><text:span text:style-name="T7">[ </text:span><text:span text:style-name="T6">M(x) </text:span><text:span text:style-name="T1">∧</text:span><text:span text:style-name="T6">W(y)</text:span><text:span text:style-name="T7"> ] → </text:span><text:span text:style-name="T6">L(x, y) ]</text:span></text:p>
      <text:p text:style-name="P28"/>
      <text:p text:style-name="P22">For all people x, there exists some person y, such if x is a man and y is a woman then x loves y.</text:p>
      <text:p text:style-name="P21"/>
      <text:p text:style-name="P17">c. Neither red frogs nor green frogs eat grass.</text:p>
      <text:p text:style-name="P23">R(x) is the predicate meaning x is red</text:p>
      <text:p text:style-name="P24">G(x) is the predicate meaning x is green</text:p>
      <text:p text:style-name="P24">E(x) is the predicate meaning x eats grass</text:p>
      <text:p text:style-name="P24"/>
      <text:p text:style-name="P24">The universe contains, and is limited to, all frogs.</text:p>
      <text:p text:style-name="P24"/>
      <text:p text:style-name="P15"><text:a xlink:type="simple" xlink:href="https://en.wikipedia.org/wiki/Universal_quantification" text:style-name="Internet_20_link" text:visited-style-name="Visited_20_Internet_20_Link"><text:span text:style-name="T10">∀</text:span></text:a><text:span text:style-name="T11">x </text:span><text:span text:style-name="T12">[ [ R(x) </text:span><text:span text:style-name="T14">∧ </text:span><text:span text:style-name="T15">G(x) ] → </text:span><text:span text:style-name="T14">¬</text:span><text:span text:style-name="T15">E(x) ]</text:span></text:p>
      <text:p text:style-name="P29"/>
      <text:p text:style-name="P16"><text:span text:style-name="T15">F</text:span><text:span text:style-name="T13">or all frogs, if the frog is red or the frog is green then the frog does not eat grass.</text:span></text:p>
      <text:p text:style-name="P23"/>
      <text:p text:style-name="P17">d. There are at least 2 yellow houses in Harris County that have been flooded.</text:p>
      <text:p text:style-name="P25">Y(x) is the predicate meaning x is yellow</text:p>
      <text:p text:style-name="P25">H(x) is the predicate meaning x is in Harris County</text:p>
      <text:p text:style-name="P25">F(x) is the predicate meaning x has been flooded</text:p>
      <text:p text:style-name="P25">N(x, y) is the predicate meaning x and y are not the same entity</text:p>
      <text:p text:style-name="P25"/>
      <text:p text:style-name="P26">The Universe contains, and is limited to, all houses in Texas.</text:p>
      <text:p text:style-name="P25"/>
      <text:p text:style-name="P10"><text:a xlink:type="simple" xlink:href="https://en.wikipedia.org/wiki/Existential_quantification" text:style-name="Internet_20_link" text:visited-style-name="Visited_20_Internet_20_Link"><text:span text:style-name="T2">∃</text:span></text:a><text:span text:style-name="T4">x</text:span><text:a xlink:type="simple" xlink:href="https://en.wikipedia.org/wiki/Existential_quantification" text:style-name="Internet_20_link" text:visited-style-name="Visited_20_Internet_20_Link"><text:span text:style-name="T1">∃</text:span></text:a><text:span text:style-name="T6">y </text:span><text:span text:style-name="T8">[ N(x, y) </text:span><text:span text:style-name="T1">∧ </text:span><text:span text:style-name="T8">Y(x) </text:span><text:span text:style-name="T1">∧</text:span><text:span text:style-name="T8">Y(y) </text:span><text:span text:style-name="T1">∧ </text:span><text:span text:style-name="T8">H(x) </text:span><text:span text:style-name="T1">∧ </text:span><text:span text:style-name="T8">H(y) </text:span><text:span text:style-name="T1">∧</text:span><text:span text:style-name="T8">F(x) </text:span><text:span text:style-name="T1">∧</text:span><text:span text:style-name="T8">F(y) ]</text:span></text:p>
      <text:p text:style-name="P30"/>
      <text:p text:style-name="P13"><text:soft-page-break/><text:span text:style-name="T8">T</text:span><text:span text:style-name="T1">here exists some house x and there exists some house y such that x and y are not the same house, x is in Harris County, Is Yellow and has been flooded and y is in Harris County, Is Yellow and has been flooded.</text:span></text:p>
      <text:p text:style-name="P25"><text:s/></text:p>
      <text:p text:style-name="P17"/>
      <text:p text:style-name="P17">e. There is a dogcatcher in Texas who caught at least one dog in every county in Texas. </text:p>
      <text:p text:style-name="P27">D(x) is the predicate meaning x is a dogcatcher</text:p>
      <text:p text:style-name="P27">U(x) is the predicate meaning x is a county in Texas</text:p>
      <text:p text:style-name="P27">V(x, y) is the predicate meaning x has caught at least one dog in y</text:p>
      <text:p text:style-name="P27"/>
      <text:p text:style-name="P27">The universe is the set of all dogcatchers and all counties in Texas</text:p>
      <text:p text:style-name="P27"/>
      <text:p text:style-name="P27"/>
      <text:p text:style-name="P11"><text:a xlink:type="simple" xlink:href="https://en.wikipedia.org/wiki/Existential_quantification" text:style-name="Internet_20_link" text:visited-style-name="Visited_20_Internet_20_Link"><text:span text:style-name="T2">∃</text:span></text:a><text:span text:style-name="T5">x</text:span><text:a xlink:type="simple" xlink:href="https://en.wikipedia.org/wiki/Universal_quantification" text:style-name="Internet_20_link" text:visited-style-name="Visited_20_Internet_20_Link"><text:span text:style-name="T2">∀</text:span></text:a><text:span text:style-name="T5">y [ [ D(x) </text:span><text:span text:style-name="T1">∧ </text:span><text:span text:style-name="T9">U(y) ] → V(x, y) ]</text:span></text:p>
      <text:p text:style-name="P31"/>
      <text:p text:style-name="P14"><text:span text:style-name="T9">T</text:span><text:span text:style-name="T1">here exists some dogcatcher or county in Texas x such that for all dogcatchers and counties in Texas y, if x is a dog catcher and y is a county in Texas then x has caught at least one dog in y.</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0:37:32.636591928</meta:creation-date>
    <dc:date>2019-03-25T20:39:11.267919170</dc:date>
    <meta:editing-duration>PT6H25M38S</meta:editing-duration>
    <meta:editing-cycles>7</meta:editing-cycles>
    <meta:generator>LibreOffice/6.2.2.2$Linux_X86_64 LibreOffice_project/20$Build-2</meta:generator>
    <meta:document-statistic meta:table-count="0" meta:image-count="0" meta:object-count="0" meta:page-count="8" meta:paragraph-count="54" meta:word-count="748" meta:character-count="3761" meta:non-whitespace-character-count="3056"/>
  </office:meta>
</office:document-meta>
</file>